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5">
      <style:paragraph-properties fo:margin-left="0.2957in" fo:margin-right="0in" fo:text-indent="-0.1972in" style:auto-text-indent="false"/>
    </style:style>
    <style:style style:name="P2" style:family="paragraph" style:parent-style-name="List_20_Paragraph" style:list-style-name="WWNum15">
      <style:paragraph-properties fo:margin-left="0.2957in" fo:margin-right="0in" fo:text-indent="-0.1972in" style:auto-text-indent="false"/>
      <style:text-properties style:font-name="Times New Roman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2. Co-referencing Textual Analysis </text:span><text:span text:style-name="T2"><text:s/></text:span></text:p>
      <text:list xml:id="list423414642" text:style-name="WWNum15">
        <text:list-item>
          <text:p text:style-name="P2">Write down a one page of text of your choice about a topic of your choice that describes a story happening at a given location and contains several co-referencing cases (on average 50% of sentences should contain co-referencing), trying to include various types of co-referencing both simple and complex cases. Feel free to use an imaginary text of your own or retrieved from a selected source. </text:p>
        </text:list-item>
        <text:list-item>
          <text:p text:style-name="P2">Use tokenizer and draw the parser tree outputted by Penn Treebank tagger. <text:s/></text:p>
        </text:list-item>
        <text:list-item>
          <text:p text:style-name="P2">Check and identify any inconsistencies, if any, through manual check. Discuss the potential sources of such inconsistencies.</text:p>
        </text:list-item>
        <text:list-item>
          <text:p text:style-name="P2">Use Stanford Core NLP to handle the co-referencing. Perform a manual check and discuss the outcomes.</text:p>
        </text:list-item>
        <text:list-item>
          <text:p text:style-name="P2">Substitute the words identified by the co-referencing by their corresponding named-entity (e.g., replace “He”, “She”, “It” by their corresponding nouns as identified by co-referencing outcome) in your python script, and repeat the Penn Treebank tagger. Compare the results</text:p>
        </text:list-item>
        <text:list-item>
          <text:p text:style-name="P2">Use a named-entity tagger of your choice (e.g., Stanford named-entity tagger) and suggest a way to link the named-entity tagger with co-referencing. Discuss examples from the provided text.</text:p>
        </text:list-item>
        <text:list-item>
          <text:p text:style-name="P1"><text:span text:style-name="T2">Semantic Role Labeling (SRL) is the process of extracting simple event structures, i.e., “who” did “what” to “whom”, “when” and “where”. Download the SwiRL from </text:span><text:a xlink:type="simple" xlink:href="http://www.surdeanu.info/mihai/swirl/" text:style-name="ListLabel_20_34" text:visited-style-name="ListLabel_20_34"><text:span text:style-name="Internet_20_link"><text:span text:style-name="T2">www.surdeanu.info/mihai/swirl/</text:span></text:span></text:a><text:span text:style-name="T2">. Apply the above semantic role labeling to your text and suggest a possible construction of story using the outcome of the semantic role labeler software. and seek consistency of the outcome. <text:s text:c="3"/></text:span></text:p>
        </text:list-item>
        <text:list-item>
          <text:p text:style-name="P1"><text:span text:style-name="T2">Study the paper “Using semantic roles to improve summaries” in </text:span><text:a xlink:type="simple" xlink:href="http://www.aclweb.org/anthology/W11-2822" text:style-name="ListLabel_20_34" text:visited-style-name="ListLabel_20_34"><text:span text:style-name="Internet_20_link"><text:span text:style-name="T2">http://www.aclweb.org/anthology/W11-2822</text:span></text:span></text:a><text:span text:style-name="T2"> where the summary is generated through i) </text:span>Identifying the main character; <text:s/>ii) Extract sentences containing the main character; <text:s/>iii) Keep sentences with core roles for the specific character; <text:s/>iv) Simplify sentences. Suggest your own implementation using SwiRL and use the same dataset as that proposed by the author of the paper. Suggest a metric to evaluate the performance of the generated summary. </text:p>
        </text:list-item>
        <text:list-item>
          <text:p text:style-name="P1">Apply the above approach to summarize an alternative multi-document of your choice and discuss its performance according to the suggested metric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fo:padding="0in" fo:border="none" style:writing-mode="lr-tb"/>
      <style:text-properties fo:color="#000000" style:font-name="Helvetica Neue" fo:font-family="'Helvetica Neue'" style:font-family-generic="roman" style:font-pitch="variable" style:text-underline-style="none" style:font-name-asian="Arial Unicode MS" style:font-family-asian="'Arial Unicode MS'" style:font-family-generic-asian="system" style:font-pitch-asian="variable" style:language-asian="fi" style:country-asian="FI" style:font-name-complex="Arial Unicode MS" style:font-family-complex="'Arial Unicode MS'" style:font-family-generic-complex="system" style:font-pitch-complex="variable" loext:padding="0in" loext:border="none"/>
    </style:style>
    <style:style style:name="Body_20_A" style:display-name="Body A" style:family="paragraph" style:default-outline-level="">
      <style:paragraph-properties fo:margin-top="0in" fo:margin-bottom="0in" loext:contextual-spacing="false" fo:line-height="100%" fo:text-align="start" style:justify-single-word="false" fo:orphans="2" fo:widows="2" fo:padding="0in" fo:border="none" style:writing-mode="lr-tb"/>
      <style:text-properties fo:color="#000000" style:font-name="Helvetica Neue" fo:font-family="'Helvetica Neue'" style:font-family-generic="roman" style:font-pitch="variable" style:text-underline-style="none" style:font-name-asian="Arial Unicode MS" style:font-family-asian="'Arial Unicode MS'" style:font-family-generic-asian="system" style:font-pitch-asian="variable" style:language-asian="fi" style:country-asian="FI" style:font-name-complex="Arial Unicode MS" style:font-family-complex="'Arial Unicode MS'" style:font-family-generic-complex="system" style:font-pitch-complex="variable" loext:padding="0in" loext:border="non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fi" fo:country="FI" style:font-name-asian="Times New Roman1" style:font-family-asian="'Times New Roman'" style:font-family-generic-asian="system" style:font-pitch-asian="variable" style:font-size-asian="12pt" style:language-asian="fi" style:country-asian="FI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asian="Arial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="Times" fo:font-family="Times" style:font-family-generic="roman" style:font-pitch="variable"/>
    </style:style>
    <style:style style:name="ListLabel_20_35" style:display-name="ListLabel 35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size-complex="10pt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use-window-font-color="tru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" style:num-suffix="." style:num-format="i">
        <style:list-level-properties text:list-level-position-and-space-mode="label-alignment">
          <style:list-level-label-alignment text:label-followed-by="listtab" fo:text-indent="-0.2016in" fo:margin-left="1.5in"/>
        </style:list-level-properties>
      </text:list-level-style-number>
      <text:list-level-style-number text:level="4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" style:num-suffix="." style:num-format="i">
        <style:list-level-properties text:list-level-position-and-space-mode="label-alignment">
          <style:list-level-label-alignment text:label-followed-by="listtab" fo:text-indent="-0.2016in" fo:margin-left="3in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" style:num-suffix="." style:num-format="i">
        <style:list-level-properties text:list-level-position-and-space-mode="label-alignment">
          <style:list-level-label-alignment text:label-followed-by="listtab" fo:text-indent="-0.2016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" style:num-suffix="." style:num-format="i">
        <style:list-level-properties text:list-level-position-and-space-mode="label-alignment">
          <style:list-level-label-alignment text:label-followed-by="listtab" fo:text-indent="-0.2016in" fo:margin-left="1.5in"/>
        </style:list-level-properties>
      </text:list-level-style-number>
      <text:list-level-style-number text:level="4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" style:num-suffix="." style:num-format="i">
        <style:list-level-properties text:list-level-position-and-space-mode="label-alignment">
          <style:list-level-label-alignment text:label-followed-by="listtab" fo:text-indent="-0.2016in" fo:margin-left="3in"/>
        </style:list-level-properties>
      </text:list-level-style-number>
      <text:list-level-style-number text:level="7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" style:num-suffix="." style:num-format="i">
        <style:list-level-properties text:list-level-position-and-space-mode="label-alignment">
          <style:list-level-label-alignment text:label-followed-by="listtab" fo:text-indent="-0.2016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" style:num-suffix="." style:num-format="i">
        <style:list-level-properties text:list-level-position-and-space-mode="label-alignment">
          <style:list-level-label-alignment text:label-followed-by="listtab" fo:text-indent="-0.2016in" fo:margin-left="1.5in"/>
        </style:list-level-properties>
      </text:list-level-style-number>
      <text:list-level-style-number text:level="4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" style:num-suffix="." style:num-format="i">
        <style:list-level-properties text:list-level-position-and-space-mode="label-alignment">
          <style:list-level-label-alignment text:label-followed-by="listtab" fo:text-indent="-0.2016in" fo:margin-left="3in"/>
        </style:list-level-properties>
      </text:list-level-style-number>
      <text:list-level-style-number text:level="7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" style:num-suffix="." style:num-format="i">
        <style:list-level-properties text:list-level-position-and-space-mode="label-alignment">
          <style:list-level-label-alignment text:label-followed-by="listtab" fo:text-indent="-0.2016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45:02.253987818</meta:creation-date>
    <dc:date>2018-11-25T15:46:41.467880492</dc:date>
    <meta:editing-duration>PT1M40S</meta:editing-duration>
    <meta:editing-cycles>1</meta:editing-cycles>
    <meta:document-statistic meta:table-count="0" meta:image-count="0" meta:object-count="0" meta:page-count="1" meta:paragraph-count="10" meta:word-count="342" meta:character-count="2257" meta:non-whitespace-character-count="1921"/>
    <meta:generator>LibreOffice/6.0.6.2$Linux_X86_64 LibreOffice_project/00m0$Build-2</meta:generator>
  </office:meta>
</office:document-meta>
</file>